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9000001763ADB1226E6103231.png" manifest:media-type="image/png"/>
  <manifest:file-entry manifest:full-path="Pictures/10000201000002390000017622D12D100FA93C34.png" manifest:media-type="image/png"/>
  <manifest:file-entry manifest:full-path="Pictures/100002010000023900000176C782C96B7EF76859.png" manifest:media-type="image/png"/>
  <manifest:file-entry manifest:full-path="Pictures/100000000000028C00000227DBE7B3A9CB3EC603.png" manifest:media-type="image/png"/>
  <manifest:file-entry manifest:full-path="Pictures/100000000000028C00000088853E70578F43A56B.png" manifest:media-type="image/png"/>
  <manifest:file-entry manifest:full-path="Pictures/100000000000028C00000249A69C08682E7A7D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03e2c8" officeooo:paragraph-rsid="0003e2c8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n1" text:anchor-type="char" svg:x="0.143cm" svg:y="0.183cm" svg:width="17.251cm" svg:height="15.478cm" draw:z-index="0"><draw:image xlink:href="Pictures/100000000000028C00000249A69C08682E7A7DD0.png" xlink:type="simple" xlink:show="embed" xlink:actuate="onLoad" loext:mime-type="image/png"/></draw:frame><draw:frame draw:style-name="fr3" draw:name="Imagen2" text:anchor-type="char" svg:x="0.196cm" svg:y="16.138cm" svg:width="17.251cm" svg:height="3.598cm" draw:z-index="1"><draw:image xlink:href="Pictures/100000000000028C00000088853E70578F43A56B.png" xlink:type="simple" xlink:show="embed" xlink:actuate="onLoad" loext:mime-type="image/png"/></draw:frame></text:p>
      <text:p text:style-name="P3"><draw:frame draw:style-name="fr3" draw:name="Imagen3" text:anchor-type="char" svg:x="0.222cm" svg:y="0.316cm" svg:width="17.251cm" svg:height="14.579cm" draw:z-index="2"><draw:image xlink:href="Pictures/100000000000028C00000227DBE7B3A9CB3EC603.png" xlink:type="simple" xlink:show="embed" xlink:actuate="onLoad" loext:mime-type="image/png"/></draw:frame></text:p>
      <text:p text:style-name="P3"><draw:frame draw:style-name="fr3" draw:name="Imagen4" text:anchor-type="char" svg:x="1.268cm" svg:y="0.249cm" svg:width="15.055cm" svg:height="9.895cm" draw:z-index="3"><draw:image xlink:href="Pictures/10000201000002390000017622D12D100FA93C34.png" xlink:type="simple" xlink:show="embed" xlink:actuate="onLoad" loext:mime-type="image/png"/></draw:frame></text:p>
      <text:p text:style-name="Standard"><draw:frame draw:style-name="fr2" draw:name="Imagen5" text:anchor-type="char" svg:width="15.055cm" svg:height="9.895cm" draw:z-index="4"><draw:image xlink:href="Pictures/100002010000023900000176C782C96B7EF76859.png" xlink:type="simple" xlink:show="embed" xlink:actuate="onLoad" loext:mime-type="image/png"/></draw:frame></text:p>
      <text:p text:style-name="Standard"/>
      <text:p text:style-name="Standard"><draw:frame draw:style-name="fr1" draw:name="Imagen6" text:anchor-type="char" svg:width="15.055cm" svg:height="9.895cm" draw:z-index="5"><draw:image xlink:href="Pictures/1000020100000239000001763ADB1226E6103231.png" xlink:type="simple" xlink:show="embed" xlink:actuate="onLoad" loext:mime-type="image/png"/></draw:frame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03e2c8" officeooo:paragraph-rsid="0003e2c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ristian Eduardo González Primero<text:tab/><text:tab/>65RR01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20:04:02.498794069</meta:creation-date>
    <dc:date>2022-10-03T20:59:41.143397451</dc:date>
    <meta:editing-duration>PT45M28S</meta:editing-duration>
    <meta:editing-cycles>1</meta:editing-cycles>
    <meta:document-statistic meta:table-count="0" meta:image-count="6" meta:object-count="0" meta:page-count="4" meta:paragraph-count="1" meta:word-count="5" meta:character-count="42" meta:non-whitespace-character-count="37"/>
    <meta:generator>LibreOffice/6.4.7.2$Linux_X86_64 LibreOffice_project/40$Build-2</meta:generator>
  </office:meta>
</office:document-meta>
</file>